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6.944cm"/>
    </style:style>
    <style:style style:name="co3" style:family="table-column">
      <style:table-column-properties fo:break-before="auto" style:column-width="10.361cm"/>
    </style:style>
    <style:style style:name="co4" style:family="table-column">
      <style:table-column-properties fo:break-before="auto" style:column-width="6.777cm"/>
    </style:style>
    <style:style style:name="co5" style:family="table-column">
      <style:table-column-properties fo:break-before="auto" style:column-width="7.6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OgamCollecti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gamCollectio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3" office:value-type="string" calcext:value-type="string">
            <text:p>lang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276_location</text:p>
          </table:table-cell>
          <table:table-cell table:style-name="ce7" office:value-type="string" calcext:value-type="string">
            <text:p>P625_coord</text:p>
          </table:table-cell>
          <table:table-cell table:style-name="ce7" office:value-type="string" calcext:value-type="string">
            <text:p>ciic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8798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Ogham Stones w/o collection reference</text:p>
          </table:table-cell>
          <table:table-cell table:style-name="ce3" office:value-type="string" calcext:value-type="string">
            <text:p>Ogam Stones without collection reference</text:p>
          </table:table-cell>
          <table:table-cell table:style-name="ce5"/>
          <table:table-cell table:style-name="ce8"/>
          <table:table-cell table:style-name="ce7"/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7947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Stone Corridor University College Cork</text:p>
          </table:table-cell>
          <table:table-cell table:style-name="ce3" office:value-type="string" calcext:value-type="string">
            <text:p>Stone Corridor at University College Cork</text:p>
          </table:table-cell>
          <table:table-cell table:style-name="ce3" office:value-type="string" calcext:value-type="string">
            <text:p>Q1574185</text:p>
          </table:table-cell>
          <table:table-cell table:style-name="ce7" office:value-type="string" calcext:value-type="string">
            <text:p>51.893736,-8.492475</text:p>
          </table:table-cell>
          <table:table-cell table:style-name="ce7"/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8790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aqueeny Ogham Stones</text:p>
          </table:table-cell>
          <table:table-cell table:style-name="ce3" table:formula="of:=[.C4]&amp;&quot; (CIIC &quot;&amp;[.G4]&amp;&quot;)&quot;" office:value-type="string" office:string-value="Ballaqueeny Ogham Stones (CIIC 503,504)" calcext:value-type="string">
            <text:p>Ballaqueeny Ogham Stones (CIIC 503,504)</text:p>
          </table:table-cell>
          <table:table-cell table:style-name="ce3" office:value-type="string" calcext:value-type="string">
            <text:p>Q69387717</text:p>
          </table:table-cell>
          <table:table-cell table:style-name="ce7" office:value-type="string" calcext:value-type="string">
            <text:p>54.075501,-4.739661</text:p>
          </table:table-cell>
          <table:table-cell table:style-name="ce7" office:value-type="float" office:value="503.504" calcext:value-type="float">
            <text:p>503,50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8337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nockshanawee Ogham Stones</text:p>
          </table:table-cell>
          <table:table-cell table:style-name="ce3" table:formula="of:=[.C5]&amp;&quot; (CIIC &quot;&amp;[.G5]&amp;&quot;)&quot;" office:value-type="string" office:string-value="Knockshanawee Ogham Stones (CIIC 112,113,114,115,116,117)" calcext:value-type="string">
            <text:p>Knockshanawee Ogham Stones (CIIC 112,113,114,115,116,117)</text:p>
          </table:table-cell>
          <table:table-cell table:style-name="ce3" office:value-type="string" calcext:value-type="string">
            <text:p>Q69383268</text:p>
          </table:table-cell>
          <table:table-cell table:style-name="ce7" office:value-type="string" calcext:value-type="string">
            <text:p>51.8680556,-8.794722222222221</text:p>
          </table:table-cell>
          <table:table-cell table:style-name="ce7" office:value-type="string" calcext:value-type="string">
            <text:p>112,113,114,115,116,11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79810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olmagort Ogham Stones</text:p>
          </table:table-cell>
          <table:table-cell table:style-name="ce3" table:formula="of:=[.C6]&amp;&quot; (CIIC &quot;&amp;[.G6]&amp;&quot;)&quot;" office:value-type="string" office:string-value="Coolmagort Ogham Stones (CIIC 197,198,199,200,201,202,203)" calcext:value-type="string">
            <text:p>Coolmagort Ogham Stones (CIIC 197,198,199,200,201,202,203)</text:p>
          </table:table-cell>
          <table:table-cell table:style-name="ce3" office:value-type="string" calcext:value-type="string">
            <text:p>Q69379704</text:p>
          </table:table-cell>
          <table:table-cell table:style-name="ce7" office:value-type="string" calcext:value-type="string">
            <text:p>52.0611111,-9.642777777777777</text:p>
          </table:table-cell>
          <table:table-cell table:style-name="ce7" office:value-type="string" calcext:value-type="string">
            <text:p>197,198,199,200,201,202,20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7960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inrannig Ogham Stones</text:p>
          </table:table-cell>
          <table:table-cell table:style-name="ce3" table:formula="of:=[.C7]&amp;&quot; (CIIC &quot;&amp;[.G7]&amp;&quot;)&quot;" office:value-type="string" office:string-value="Ballinrannig Ogham Stones (CIIC 148,149,150,151,152,153,154)" calcext:value-type="string">
            <text:p>Ballinrannig Ogham Stones (CIIC 148,149,150,151,152,153,154)</text:p>
          </table:table-cell>
          <table:table-cell table:style-name="ce3" office:value-type="string" calcext:value-type="string">
            <text:p>Q85394310</text:p>
          </table:table-cell>
          <table:table-cell table:style-name="ce7" office:value-type="string" calcext:value-type="string">
            <text:p>52.1761111,-10.386111111111111</text:p>
          </table:table-cell>
          <table:table-cell table:style-name="ce7" office:value-type="string" calcext:value-type="string">
            <text:p>148,149,150,151,152,153,15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7200630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reenhill Ogham Stones</text:p>
          </table:table-cell>
          <table:table-cell table:style-name="ce3" table:formula="of:=[.C8]&amp;&quot; (CIIC &quot;&amp;[.G8]&amp;&quot;)&quot;" office:value-type="string" office:string-value="Greenhill Ogham Stones (CIIC 57,58)" calcext:value-type="string">
            <text:p>Greenhill Ogham Stones (CIIC 57,58)</text:p>
          </table:table-cell>
          <table:table-cell table:style-name="ce3" office:value-type="string" calcext:value-type="string">
            <text:p>Q72006007</text:p>
          </table:table-cell>
          <table:table-cell table:style-name="ce7" office:value-type="string" calcext:value-type="string">
            <text:p>52.0811111,-8.601944444444444</text:p>
          </table:table-cell>
          <table:table-cell table:style-name="ce7" office:value-type="float" office:value="57.58" calcext:value-type="float">
            <text:p>57,58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Toberrory Ogham Stones</text:p>
          </table:table-cell>
          <table:table-cell table:style-name="ce3" table:formula="of:=[.C9]&amp;&quot; (CIIC &quot;&amp;[.G9]&amp;&quot;)&quot;" office:value-type="string" office:string-value="Toberrory Ogham Stones (CIIC 12,13)" calcext:value-type="string">
            <text:p>Toberrory Ogham Stones (CIIC 12,13)</text:p>
          </table:table-cell>
          <table:table-cell table:style-name="ce6" office:value-type="string" calcext:value-type="string">
            <text:p>Q85390711</text:p>
          </table:table-cell>
          <table:table-cell table:style-name="ce7" office:value-type="string" calcext:value-type="string">
            <text:p>53.8075,-8.297777777777778</text:p>
          </table:table-cell>
          <table:table-cell table:style-name="ce7" office:value-type="float" office:value="12.13" calcext:value-type="float">
            <text:p>12,1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2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lbinstown Ogham Stones</text:p>
          </table:table-cell>
          <table:table-cell table:style-name="ce3" table:formula="of:=[.C10]&amp;&quot; (CIIC &quot;&amp;[.G10]&amp;&quot;)&quot;" office:value-type="string" office:string-value="Colbinstown Ogham Stones (CIIC 19,20,21,22,23,24,25)" calcext:value-type="string">
            <text:p>Colbinstown Ogham Stones (CIIC 19,20,21,22,23,24,25)</text:p>
          </table:table-cell>
          <table:table-cell table:style-name="ce3" office:value-type="string" calcext:value-type="string">
            <text:p>Q85391762</text:p>
          </table:table-cell>
          <table:table-cell table:style-name="ce7" office:value-type="string" calcext:value-type="string">
            <text:p>53.0311111,-6.756388888888889</text:p>
          </table:table-cell>
          <table:table-cell table:style-name="ce7" office:value-type="string" calcext:value-type="string">
            <text:p>19,20,21,22,23,24,2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unbell Big Ogham Stones</text:p>
          </table:table-cell>
          <table:table-cell table:style-name="ce3" table:formula="of:=[.C11]&amp;&quot; (CIIC &quot;&amp;[.G11]&amp;&quot;)&quot;" office:value-type="string" office:string-value="Dunbell Big Ogham Stones (CIIC 29,30)" calcext:value-type="string">
            <text:p>Dunbell Big Ogham Stones (CIIC 29,30)</text:p>
          </table:table-cell>
          <table:table-cell table:style-name="ce3" office:value-type="string" calcext:value-type="string">
            <text:p>Q85391719</text:p>
          </table:table-cell>
          <table:table-cell table:style-name="ce7" office:value-type="string" calcext:value-type="string">
            <text:p>52.6177778,-7.1722222222222225</text:p>
          </table:table-cell>
          <table:table-cell table:style-name="ce7" office:value-type="string" calcext:value-type="string">
            <text:p>29,3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52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Lamoge Ogham Stones</text:p>
          </table:table-cell>
          <table:table-cell table:style-name="ce3" table:formula="of:=[.C12]&amp;&quot; (CIIC &quot;&amp;[.G12]&amp;&quot;)&quot;" office:value-type="string" office:string-value="Lamoge Ogham Stones (CIIC 36,37)" calcext:value-type="string">
            <text:p>Lamoge Ogham Stones (CIIC 36,37)</text:p>
          </table:table-cell>
          <table:table-cell table:style-name="ce3" office:value-type="string" calcext:value-type="string">
            <text:p>Q85391666</text:p>
          </table:table-cell>
          <table:table-cell table:style-name="ce7" office:value-type="string" calcext:value-type="string">
            <text:p>52.4438889,-7.360833333333333</text:p>
          </table:table-cell>
          <table:table-cell table:style-name="ce7" office:value-type="float" office:value="36.37" calcext:value-type="float">
            <text:p>36,3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5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nabortagh Ogham Stones</text:p>
          </table:table-cell>
          <table:table-cell table:style-name="ce3" table:formula="of:=[.C13]&amp;&quot; (CIIC &quot;&amp;[.G13]&amp;&quot;)&quot;" office:value-type="string" office:string-value="Ballynabortagh Ogham Stones (CIIC 59,60)" calcext:value-type="string">
            <text:p>Ballynabortagh Ogham Stones (CIIC 59,60)</text:p>
          </table:table-cell>
          <table:table-cell table:style-name="ce3" office:value-type="string" calcext:value-type="string">
            <text:p>Q85393914</text:p>
          </table:table-cell>
          <table:table-cell table:style-name="ce7" office:value-type="string" calcext:value-type="string">
            <text:p>52.0102778,-8.453333333333333</text:p>
          </table:table-cell>
          <table:table-cell table:style-name="ce7" office:value-type="string" calcext:value-type="string">
            <text:p>59,6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6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lenawillin Ogham Stones</text:p>
          </table:table-cell>
          <table:table-cell table:style-name="ce3" table:formula="of:=[.C14]&amp;&quot; (CIIC &quot;&amp;[.G14]&amp;&quot;)&quot;" office:value-type="string" office:string-value="Glenawillin Ogham Stones (CIIC 63,64)" calcext:value-type="string">
            <text:p>Glenawillin Ogham Stones (CIIC 63,64)</text:p>
          </table:table-cell>
          <table:table-cell table:style-name="ce3" office:value-type="string" calcext:value-type="string">
            <text:p>Q85393995</text:p>
          </table:table-cell>
          <table:table-cell table:style-name="ce7" office:value-type="string" calcext:value-type="string">
            <text:p>51.9694444,-8.175555555555555</text:p>
          </table:table-cell>
          <table:table-cell table:style-name="ce7" office:value-type="float" office:value="63.64" calcext:value-type="float">
            <text:p>63,6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5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halisky Ogham Stones</text:p>
          </table:table-cell>
          <table:table-cell table:style-name="ce3" table:formula="of:=[.C15]&amp;&quot; (CIIC &quot;&amp;[.G15]&amp;&quot;)&quot;" office:value-type="string" office:string-value="Ahalisky Ogham Stones (CIIC 69,70,71)" calcext:value-type="string">
            <text:p>Ahalisky Ogham Stones (CIIC 69,70,71)</text:p>
          </table:table-cell>
          <table:table-cell table:style-name="ce3" office:value-type="string" calcext:value-type="string">
            <text:p>Q85394002</text:p>
          </table:table-cell>
          <table:table-cell table:style-name="ce7" office:value-type="string" calcext:value-type="string">
            <text:p>51.6788889,-8.846944444444444</text:p>
          </table:table-cell>
          <table:table-cell table:style-name="ce7" office:value-type="string" calcext:value-type="string">
            <text:p>69,70,7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9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arhoovauler Ogham Stones</text:p>
          </table:table-cell>
          <table:table-cell table:style-name="ce3" table:formula="of:=[.C16]&amp;&quot; (CIIC &quot;&amp;[.G16]&amp;&quot;)&quot;" office:value-type="string" office:string-value="Carhoovauler Ogham Stones (CIIC 73,74)" calcext:value-type="string">
            <text:p>Carhoovauler Ogham Stones (CIIC 73,74)</text:p>
          </table:table-cell>
          <table:table-cell table:style-name="ce3" office:value-type="string" calcext:value-type="string">
            <text:p>Q85393926</text:p>
          </table:table-cell>
          <table:table-cell table:style-name="ce7" office:value-type="string" calcext:value-type="string">
            <text:p>51.6883333,-8.95611111111111</text:p>
          </table:table-cell>
          <table:table-cell table:style-name="ce7" office:value-type="float" office:value="73.74" calcext:value-type="float">
            <text:p>73,7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62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athcanning Ogham Stones</text:p>
          </table:table-cell>
          <table:table-cell table:style-name="ce3" table:formula="of:=[.C17]&amp;&quot; (CIIC &quot;&amp;[.G17]&amp;&quot;)&quot;" office:value-type="string" office:string-value="Rathcanning Ogham Stones (CIIC 79,80)" calcext:value-type="string">
            <text:p>Rathcanning Ogham Stones (CIIC 79,80)</text:p>
          </table:table-cell>
          <table:table-cell table:style-name="ce3" office:value-type="string" calcext:value-type="string">
            <text:p>Q85393934</text:p>
          </table:table-cell>
          <table:table-cell table:style-name="ce7" office:value-type="string" calcext:value-type="string">
            <text:p>51.9772222,-8.075555555555555</text:p>
          </table:table-cell>
          <table:table-cell table:style-name="ce7" office:value-type="string" calcext:value-type="string">
            <text:p>79,8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6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knock Ogham Stones</text:p>
          </table:table-cell>
          <table:table-cell table:style-name="ce3" table:formula="of:=[.C18]&amp;&quot; (CIIC &quot;&amp;[.G18]&amp;&quot;)&quot;" office:value-type="string" office:string-value="Ballyknock Ogham Stones (CIIC 82,83,84,85,86,87,88,89,90,91,92,93,94,95,96)" calcext:value-type="string">
            <text:p>Ballyknock Ogham Stones (CIIC 82,83,84,85,86,87,88,89,90,91,92,93,94,95,96)</text:p>
          </table:table-cell>
          <table:table-cell table:style-name="ce3" office:value-type="string" calcext:value-type="string">
            <text:p>Q85394270</text:p>
          </table:table-cell>
          <table:table-cell table:style-name="ce7" office:value-type="string" calcext:value-type="string">
            <text:p>52.0269444,-8.071111111111112</text:p>
          </table:table-cell>
          <table:table-cell table:style-name="ce7" office:value-type="string" calcext:value-type="string">
            <text:p>82,83,84,85,86,87,88,89,90,91,92,93,94,95,9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3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hank Ogham Stones</text:p>
          </table:table-cell>
          <table:table-cell table:style-name="ce3" table:formula="of:=[.C19]&amp;&quot; (CIIC &quot;&amp;[.G19]&amp;&quot;)&quot;" office:value-type="string" office:string-value="Ballyhank Ogham Stones (CIIC 97,98,99,100,101,102)" calcext:value-type="string">
            <text:p>Ballyhank Ogham Stones (CIIC 97,98,99,100,101,102)</text:p>
          </table:table-cell>
          <table:table-cell table:style-name="ce3" office:value-type="string" calcext:value-type="string">
            <text:p>Q85394010</text:p>
          </table:table-cell>
          <table:table-cell table:style-name="ce7" office:value-type="string" calcext:value-type="string">
            <text:p>51.8386111,-8.608333333333333</text:p>
          </table:table-cell>
          <table:table-cell table:style-name="ce7" office:value-type="string" calcext:value-type="string">
            <text:p>97,98,99,100,101,102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6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olineagh Ogham Stones</text:p>
          </table:table-cell>
          <table:table-cell table:style-name="ce3" table:formula="of:=[.C20]&amp;&quot; (CIIC &quot;&amp;[.G20]&amp;&quot;)&quot;" office:value-type="string" office:string-value="Coolineagh Ogham Stones (CIIC 104,105)" calcext:value-type="string">
            <text:p>Coolineagh Ogham Stones (CIIC 104,105)</text:p>
          </table:table-cell>
          <table:table-cell table:style-name="ce3" office:value-type="string" calcext:value-type="string">
            <text:p>Q85394077</text:p>
          </table:table-cell>
          <table:table-cell table:style-name="ce7" office:value-type="string" calcext:value-type="string">
            <text:p>51.9558333,-8.823888888888888</text:p>
          </table:table-cell>
          <table:table-cell table:style-name="ce7" office:value-type="float" office:value="104.105" calcext:value-type="float">
            <text:p>104,10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36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nockrour Ogham Stones</text:p>
          </table:table-cell>
          <table:table-cell table:style-name="ce3" table:formula="of:=[.C21]&amp;&quot; (CIIC &quot;&amp;[.G21]&amp;&quot;)&quot;" office:value-type="string" office:string-value="Knockrour Ogham Stones (CIIC 110,111)" calcext:value-type="string">
            <text:p>Knockrour Ogham Stones (CIIC 110,111)</text:p>
          </table:table-cell>
          <table:table-cell table:style-name="ce3" office:value-type="string" calcext:value-type="string">
            <text:p>Q85393940</text:p>
          </table:table-cell>
          <table:table-cell table:style-name="ce7" office:value-type="string" calcext:value-type="string">
            <text:p>51.9575,-8.83888888888889</text:p>
          </table:table-cell>
          <table:table-cell table:style-name="ce7" office:value-type="float" office:value="110.111" calcext:value-type="float">
            <text:p>110,11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3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Monataggart Ogham Stones</text:p>
          </table:table-cell>
          <table:table-cell table:style-name="ce3" table:formula="of:=[.C22]&amp;&quot; (CIIC &quot;&amp;[.G22]&amp;&quot;)&quot;" office:value-type="string" office:string-value="Monataggart Ogham Stones (CIIC 118,119,120,121)" calcext:value-type="string">
            <text:p>Monataggart Ogham Stones (CIIC 118,119,120,121)</text:p>
          </table:table-cell>
          <table:table-cell table:style-name="ce3" office:value-type="string" calcext:value-type="string">
            <text:p>Q85394081</text:p>
          </table:table-cell>
          <table:table-cell table:style-name="ce7" office:value-type="string" calcext:value-type="string">
            <text:p>51.9744444,-8.779444444444445</text:p>
          </table:table-cell>
          <table:table-cell table:style-name="ce7" office:value-type="string" calcext:value-type="string">
            <text:p>118,119,120,12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4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Mountrivers Ogham Stones</text:p>
          </table:table-cell>
          <table:table-cell table:style-name="ce3" table:formula="of:=[.C23]&amp;&quot; (CIIC &quot;&amp;[.G23]&amp;&quot;)&quot;" office:value-type="string" office:string-value="Mountrivers Ogham Stones (CIIC 122,123)" calcext:value-type="string">
            <text:p>Mountrivers Ogham Stones (CIIC 122,123)</text:p>
          </table:table-cell>
          <table:table-cell table:style-name="ce3" office:value-type="string" calcext:value-type="string">
            <text:p>Q85394114</text:p>
          </table:table-cell>
          <table:table-cell table:style-name="ce7" office:value-type="string" calcext:value-type="string">
            <text:p>51.9708333,-8.829444444444444</text:p>
          </table:table-cell>
          <table:table-cell table:style-name="ce7" office:value-type="float" office:value="122.123" calcext:value-type="float">
            <text:p>122,12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4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ooves More Ogham Stones</text:p>
          </table:table-cell>
          <table:table-cell table:style-name="ce3" table:formula="of:=[.C24]&amp;&quot; (CIIC &quot;&amp;[.G24]&amp;&quot;)&quot;" office:value-type="string" office:string-value="Rooves More Ogham Stones (CIIC 124,125,126)" calcext:value-type="string">
            <text:p>Rooves More Ogham Stones (CIIC 124,125,126)</text:p>
          </table:table-cell>
          <table:table-cell table:style-name="ce3" office:value-type="string" calcext:value-type="string">
            <text:p>Q85394017</text:p>
          </table:table-cell>
          <table:table-cell table:style-name="ce7" office:value-type="string" calcext:value-type="string">
            <text:p>51.8866667,-8.784166666666666</text:p>
          </table:table-cell>
          <table:table-cell table:style-name="ce7" office:value-type="string" calcext:value-type="string">
            <text:p>124,125,12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7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lebe / Shanacloon Ogham Stones</text:p>
          </table:table-cell>
          <table:table-cell table:style-name="ce3" table:formula="of:=[.C25]&amp;&quot; (CIIC &quot;&amp;[.G25]&amp;&quot;)&quot;" office:value-type="string" office:string-value="Glebe / Shanacloon Ogham Stones (CIIC 131,132,133)" calcext:value-type="string">
            <text:p>Glebe / Shanacloon Ogham Stones (CIIC 131,132,133)</text:p>
          </table:table-cell>
          <table:table-cell table:style-name="ce3" office:value-type="string" calcext:value-type="string">
            <text:p>Q85394021</text:p>
          </table:table-cell>
          <table:table-cell table:style-name="ce7" office:value-type="string" calcext:value-type="string">
            <text:p>51.8494444, -9.115</text:p>
          </table:table-cell>
          <table:table-cell table:style-name="ce7" office:value-type="string" calcext:value-type="string">
            <text:p>131,132,13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50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ghacarrible Ogham Stones</text:p>
          </table:table-cell>
          <table:table-cell table:style-name="ce3" table:formula="of:=[.C26]&amp;&quot; (CIIC &quot;&amp;[.G26]&amp;&quot;)&quot;" office:value-type="string" office:string-value="Aghacarrible Ogham Stones (CIIC 138,139,140)" calcext:value-type="string">
            <text:p>Aghacarrible Ogham Stones (CIIC 138,139,140)</text:p>
          </table:table-cell>
          <table:table-cell table:style-name="ce3" office:value-type="string" calcext:value-type="string">
            <text:p>Q85393952</text:p>
          </table:table-cell>
          <table:table-cell table:style-name="ce7" office:value-type="string" calcext:value-type="string">
            <text:p>52.1294444,-10.17611111111111</text:p>
          </table:table-cell>
          <table:table-cell table:style-name="ce7" office:value-type="string" calcext:value-type="string">
            <text:p>138,139,14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7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glish Ogham Stones</text:p>
          </table:table-cell>
          <table:table-cell table:style-name="ce3" table:formula="of:=[.C27]&amp;&quot; (CIIC &quot;&amp;[.G27]&amp;&quot;)&quot;" office:value-type="string" office:string-value="Aglish Ogham Stones (CIIC 141,142)" calcext:value-type="string">
            <text:p>Aglish Ogham Stones (CIIC 141,142)</text:p>
          </table:table-cell>
          <table:table-cell table:style-name="ce3" office:value-type="string" calcext:value-type="string">
            <text:p>Q85393955</text:p>
          </table:table-cell>
          <table:table-cell table:style-name="ce7" office:value-type="string" calcext:value-type="string">
            <text:p>52.1330556,-10.138055555555555</text:p>
          </table:table-cell>
          <table:table-cell table:style-name="ce7" office:value-type="float" office:value="141.142" calcext:value-type="float">
            <text:p>141,142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7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ile an tSagairt Ogham Stones</text:p>
          </table:table-cell>
          <table:table-cell table:style-name="ce3" table:formula="of:=[.C28]&amp;&quot; (CIIC &quot;&amp;[.G28]&amp;&quot;)&quot;" office:value-type="string" office:string-value="Baile an tSagairt Ogham Stones (CIIC 155,156,157,158,159,160,161,162,163)" calcext:value-type="string">
            <text:p>Baile an tSagairt Ogham Stones (CIIC 155,156,157,158,159,160,161,162,163)</text:p>
          </table:table-cell>
          <table:table-cell table:style-name="ce3" office:value-type="string" calcext:value-type="string">
            <text:p>Q85393964</text:p>
          </table:table-cell>
          <table:table-cell table:style-name="ce7" office:value-type="string" calcext:value-type="string">
            <text:p>52.1725,-10.031111111111112</text:p>
          </table:table-cell>
          <table:table-cell table:style-name="ce7" office:value-type="string" calcext:value-type="string">
            <text:p>155,156,157,158,159,160,161,162,16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0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intermon Ogham Stones</text:p>
          </table:table-cell>
          <table:table-cell table:style-name="ce3" table:formula="of:=[.C29]&amp;&quot; (CIIC &quot;&amp;[.G29]&amp;&quot;)&quot;" office:value-type="string" office:string-value="Ballintermon Ogham Stones (CIIC 164,165)" calcext:value-type="string">
            <text:p>Ballintermon Ogham Stones (CIIC 164,165)</text:p>
          </table:table-cell>
          <table:table-cell table:style-name="ce3" office:value-type="string" calcext:value-type="string">
            <text:p>Q85395620</text:p>
          </table:table-cell>
          <table:table-cell table:style-name="ce7" office:value-type="string" calcext:value-type="string">
            <text:p>52.1552778,-10.03138888888889</text:p>
          </table:table-cell>
          <table:table-cell table:style-name="ce7" office:value-type="float" office:value="164.165" calcext:value-type="float">
            <text:p>164,16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4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andreen Ogham Stones</text:p>
          </table:table-cell>
          <table:table-cell table:style-name="ce3" table:formula="of:=[.C30]&amp;&quot; (CIIC &quot;&amp;[.G30]&amp;&quot;)&quot;" office:value-type="string" office:string-value="Ballyandreen Ogham Stones (CIIC 167,168)" calcext:value-type="string">
            <text:p>Ballyandreen Ogham Stones (CIIC 167,168)</text:p>
          </table:table-cell>
          <table:table-cell table:style-name="ce3" office:value-type="string" calcext:value-type="string">
            <text:p>Q85395515</text:p>
          </table:table-cell>
          <table:table-cell table:style-name="ce7" office:value-type="string" calcext:value-type="string">
            <text:p>52.1658333,-10.0375</text:p>
          </table:table-cell>
          <table:table-cell table:style-name="ce7" office:value-type="float" office:value="167.168" calcext:value-type="float">
            <text:p>167,168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6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amp Ogham Stones</text:p>
          </table:table-cell>
          <table:table-cell table:style-name="ce3" table:formula="of:=[.C31]&amp;&quot; (CIIC &quot;&amp;[.G31]&amp;&quot;)&quot;" office:value-type="string" office:string-value="Camp Ogham Stones (CIIC 176,177)" calcext:value-type="string">
            <text:p>Camp Ogham Stones (CIIC 176,177)</text:p>
          </table:table-cell>
          <table:table-cell table:style-name="ce3" office:value-type="string" calcext:value-type="string">
            <text:p>Q85395556</text:p>
          </table:table-cell>
          <table:table-cell table:style-name="ce7" office:value-type="string" calcext:value-type="string">
            <text:p>52.215,-9.910277777777779</text:p>
          </table:table-cell>
          <table:table-cell table:style-name="ce7" office:value-type="float" office:value="176.177" calcext:value-type="float">
            <text:p>176,17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nard East Ogham Stones</text:p>
          </table:table-cell>
          <table:table-cell table:style-name="ce3" table:formula="of:=[.C32]&amp;&quot; (CIIC &quot;&amp;[.G32]&amp;&quot;)&quot;" office:value-type="string" office:string-value="Kinard East Ogham Stones (CIIC 188,189)" calcext:value-type="string">
            <text:p>Kinard East Ogham Stones (CIIC 188,189)</text:p>
          </table:table-cell>
          <table:table-cell table:style-name="ce3" office:value-type="string" calcext:value-type="string">
            <text:p>Q85395530</text:p>
          </table:table-cell>
          <table:table-cell table:style-name="ce7" office:value-type="string" calcext:value-type="string">
            <text:p>52.1205556,-10.194444444444445</text:p>
          </table:table-cell>
          <table:table-cell table:style-name="ce7" office:value-type="float" office:value="188.189" calcext:value-type="float">
            <text:p>188,189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Lugnagappul Ogham Stones</text:p>
          </table:table-cell>
          <table:table-cell table:style-name="ce3" table:formula="of:=[.C33]&amp;&quot; (CIIC &quot;&amp;[.G33]&amp;&quot;)&quot;" office:value-type="string" office:string-value="Lugnagappul Ogham Stones (CIIC 190,191)" calcext:value-type="string">
            <text:p>Lugnagappul Ogham Stones (CIIC 190,191)</text:p>
          </table:table-cell>
          <table:table-cell table:style-name="ce3" office:value-type="string" calcext:value-type="string">
            <text:p>Q85395562</text:p>
          </table:table-cell>
          <table:table-cell table:style-name="ce7" office:value-type="string" calcext:value-type="string">
            <text:p>52.1358333,-10.124722222222223</text:p>
          </table:table-cell>
          <table:table-cell table:style-name="ce7" office:value-type="float" office:value="190.191" calcext:value-type="float">
            <text:p>190,19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athduff Ogham Stones</text:p>
          </table:table-cell>
          <table:table-cell table:style-name="ce3" table:formula="of:=[.C34]&amp;&quot; (CIIC &quot;&amp;[.G34]&amp;&quot;)&quot;" office:value-type="string" office:string-value="Rathduff Ogham Stones (CIIC 194,194A)" calcext:value-type="string">
            <text:p>Rathduff Ogham Stones (CIIC 194,194A)</text:p>
          </table:table-cell>
          <table:table-cell table:style-name="ce3" office:value-type="string" calcext:value-type="string">
            <text:p>Q85395627</text:p>
          </table:table-cell>
          <table:table-cell table:style-name="ce7" office:value-type="string" calcext:value-type="string">
            <text:p>52.1677778,-10.024444444444445</text:p>
          </table:table-cell>
          <table:table-cell table:style-name="ce7" office:value-type="string" calcext:value-type="string">
            <text:p>194,194A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athmalode / Loughor Ogham Stones</text:p>
          </table:table-cell>
          <table:table-cell table:style-name="ce3" table:formula="of:=[.C35]&amp;&quot; (CIIC &quot;&amp;[.G35]&amp;&quot;)&quot;" office:value-type="string" office:string-value="Rathmalode / Loughor Ogham Stones (CIIC 195,196)" calcext:value-type="string">
            <text:p>Rathmalode / Loughor Ogham Stones (CIIC 195,196)</text:p>
          </table:table-cell>
          <table:table-cell table:style-name="ce3" office:value-type="string" calcext:value-type="string">
            <text:p>Q85395567</text:p>
          </table:table-cell>
          <table:table-cell table:style-name="ce7" office:value-type="string" calcext:value-type="string">
            <text:p>52.1725,-9.990555555555554</text:p>
          </table:table-cell>
          <table:table-cell table:style-name="ce7" office:value-type="float" office:value="195.196" calcext:value-type="float">
            <text:p>195,19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70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lcoolaght East / Kilhullicaha Ogham Stones</text:p>
          </table:table-cell>
          <table:table-cell table:style-name="ce3" table:formula="of:=[.C36]&amp;&quot; (CIIC &quot;&amp;[.G36]&amp;&quot;)&quot;" office:value-type="string" office:string-value="Kilcoolaght East / Kilhullicaha Ogham Stones (CIIC 206,207,208,209,210,211,212,213)" calcext:value-type="string">
            <text:p>Kilcoolaght East / Kilhullicaha Ogham Stones (CIIC 206,207,208,209,210,211,212,213)</text:p>
          </table:table-cell>
          <table:table-cell table:style-name="ce3" office:value-type="string" calcext:value-type="string">
            <text:p>Q85395537</text:p>
          </table:table-cell>
          <table:table-cell table:style-name="ce7" office:value-type="string" calcext:value-type="string">
            <text:p>52.0719444,-9.747222222222222</text:p>
          </table:table-cell>
          <table:table-cell table:style-name="ce7" office:value-type="string" calcext:value-type="string">
            <text:p>206,207,208,209,210,211,212,21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Whitefield Ogham Stones</text:p>
          </table:table-cell>
          <table:table-cell table:style-name="ce3" table:formula="of:=[.C37]&amp;&quot; (CIIC &quot;&amp;[.G37]&amp;&quot;)&quot;" office:value-type="string" office:string-value="Whitefield Ogham Stones (CIIC 215,216,217,218,218A)" calcext:value-type="string">
            <text:p>Whitefield Ogham Stones (CIIC 215,216,217,218,218A)</text:p>
          </table:table-cell>
          <table:table-cell table:style-name="ce3" office:value-type="string" calcext:value-type="string">
            <text:p>Q85395539</text:p>
          </table:table-cell>
          <table:table-cell table:style-name="ce7" office:value-type="string" calcext:value-type="string">
            <text:p>52.0805556,-9.703055555555554</text:p>
          </table:table-cell>
          <table:table-cell table:style-name="ce7" office:value-type="string" calcext:value-type="string">
            <text:p>215,216,217,218,218A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ol East / Killeenadreena Ogham Stones</text:p>
          </table:table-cell>
          <table:table-cell table:style-name="ce3" table:formula="of:=[.C38]&amp;&quot; (CIIC &quot;&amp;[.G38]&amp;&quot;)&quot;" office:value-type="string" office:string-value="Cool East / Killeenadreena Ogham Stones (CIIC 231,232)" calcext:value-type="string">
            <text:p>Cool East / Killeenadreena Ogham Stones (CIIC 231,232)</text:p>
          </table:table-cell>
          <table:table-cell table:style-name="ce3" office:value-type="string" calcext:value-type="string">
            <text:p>Q85395579</text:p>
          </table:table-cell>
          <table:table-cell table:style-name="ce7" office:value-type="string" calcext:value-type="string">
            <text:p>51.9122222,-10.365555555555556</text:p>
          </table:table-cell>
          <table:table-cell table:style-name="ce7" office:value-type="float" office:value="231.232" calcext:value-type="float">
            <text:p>231,232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llurly Ogham Stones</text:p>
          </table:table-cell>
          <table:table-cell table:style-name="ce3" table:formula="of:=[.C39]&amp;&quot; (CIIC &quot;&amp;[.G39]&amp;&quot;)&quot;" office:value-type="string" office:string-value="Killurly Ogham Stones (CIIC 236,237)" calcext:value-type="string">
            <text:p>Killurly Ogham Stones (CIIC 236,237)</text:p>
          </table:table-cell>
          <table:table-cell table:style-name="ce3" office:value-type="string" calcext:value-type="string">
            <text:p>Q85395551</text:p>
          </table:table-cell>
          <table:table-cell table:style-name="ce7" office:value-type="string" calcext:value-type="string">
            <text:p>51.8433333,-10.301944444444445</text:p>
          </table:table-cell>
          <table:table-cell table:style-name="ce7" office:value-type="float" office:value="236.237" calcext:value-type="float">
            <text:p>236,23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Parkavonear Ogham Stones</text:p>
          </table:table-cell>
          <table:table-cell table:style-name="ce3" table:formula="of:=[.C40]&amp;&quot; (CIIC &quot;&amp;[.G40]&amp;&quot;)&quot;" office:value-type="string" office:string-value="Parkavonear Ogham Stones (CIIC 242,242A)" calcext:value-type="string">
            <text:p>Parkavonear Ogham Stones (CIIC 242,242A)</text:p>
          </table:table-cell>
          <table:table-cell table:style-name="ce3" office:value-type="string" calcext:value-type="string">
            <text:p>Q85396972</text:p>
          </table:table-cell>
          <table:table-cell table:style-name="ce7" office:value-type="string" calcext:value-type="string">
            <text:p>52.0777778,-9.558333333333334</text:p>
          </table:table-cell>
          <table:table-cell table:style-name="ce7" office:value-type="string" calcext:value-type="string">
            <text:p>242,242A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5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ockfield / Laharan Ogham Stones</text:p>
          </table:table-cell>
          <table:table-cell table:style-name="ce3" table:formula="of:=[.C41]&amp;&quot; (CIIC &quot;&amp;[.G41]&amp;&quot;)&quot;" office:value-type="string" office:string-value="Rockfield / Laharan Ogham Stones (CIIC 243,244,245,246)" calcext:value-type="string">
            <text:p>Rockfield / Laharan Ogham Stones (CIIC 243,244,245,246)</text:p>
          </table:table-cell>
          <table:table-cell table:style-name="ce3" office:value-type="string" calcext:value-type="string">
            <text:p>Q85396812</text:p>
          </table:table-cell>
          <table:table-cell table:style-name="ce7" office:value-type="string" calcext:value-type="string">
            <text:p>52.1288889,-9.631666666666668</text:p>
          </table:table-cell>
          <table:table-cell table:style-name="ce7" office:value-type="string" calcext:value-type="string">
            <text:p>243,244,245,24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rdcanaght Ogham Stones</text:p>
          </table:table-cell>
          <table:table-cell table:style-name="ce3" table:formula="of:=[.C42]&amp;&quot; (CIIC &quot;&amp;[.G42]&amp;&quot;)&quot;" office:value-type="string" office:string-value="Ardcanaght Ogham Stones (CIIC 246A,246B)" calcext:value-type="string">
            <text:p>Ardcanaght Ogham Stones (CIIC 246A,246B)</text:p>
          </table:table-cell>
          <table:table-cell table:style-name="ce3" office:value-type="string" calcext:value-type="string">
            <text:p>Q85396815</text:p>
          </table:table-cell>
          <table:table-cell table:style-name="ce7" office:value-type="string" calcext:value-type="string">
            <text:p>52.1655556,-9.73361111111111</text:p>
          </table:table-cell>
          <table:table-cell table:style-name="ce7" office:value-type="string" calcext:value-type="string">
            <text:p>246A,246B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5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Tinnahally Ogham Stones</text:p>
          </table:table-cell>
          <table:table-cell table:style-name="ce3" table:formula="of:=[.C43]&amp;&quot; (CIIC &quot;&amp;[.G43]&amp;&quot;)&quot;" office:value-type="string" office:string-value="Tinnahally Ogham Stones (CIIC 255,256)" calcext:value-type="string">
            <text:p>Tinnahally Ogham Stones (CIIC 255,256)</text:p>
          </table:table-cell>
          <table:table-cell table:style-name="ce3" office:value-type="string" calcext:value-type="string">
            <text:p>Q85396900</text:p>
          </table:table-cell>
          <table:table-cell table:style-name="ce7" office:value-type="string" calcext:value-type="string">
            <text:p>52.1247222,-9.7575</text:p>
          </table:table-cell>
          <table:table-cell table:style-name="ce7" office:value-type="float" office:value="255.256" calcext:value-type="float">
            <text:p>255,25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rdocheasty Ogham Stones</text:p>
          </table:table-cell>
          <table:table-cell table:style-name="ce3" table:formula="of:=[.C44]&amp;&quot; (CIIC &quot;&amp;[.G44]&amp;&quot;)&quot;" office:value-type="string" office:string-value="Ardocheasty Ogham Stones (CIIC 263,264,265)" calcext:value-type="string">
            <text:p>Ardocheasty Ogham Stones (CIIC 263,264,265)</text:p>
          </table:table-cell>
          <table:table-cell table:style-name="ce3" office:value-type="string" calcext:value-type="string">
            <text:p>Q85396905</text:p>
          </table:table-cell>
          <table:table-cell table:style-name="ce7" office:value-type="string" calcext:value-type="string">
            <text:p>51.9441667, -7.729166666666667</text:p>
          </table:table-cell>
          <table:table-cell table:style-name="ce7" office:value-type="string" calcext:value-type="string">
            <text:p>263,264,26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romore Ogham Stones</text:p>
          </table:table-cell>
          <table:table-cell table:style-name="ce3" table:formula="of:=[.C45]&amp;&quot; (CIIC &quot;&amp;[.G45]&amp;&quot;)&quot;" office:value-type="string" office:string-value="Dromore Ogham Stones (CIIC 266,267,268)" calcext:value-type="string">
            <text:p>Dromore Ogham Stones (CIIC 266,267,268)</text:p>
          </table:table-cell>
          <table:table-cell table:style-name="ce3" office:value-type="string" calcext:value-type="string">
            <text:p>Q85396907</text:p>
          </table:table-cell>
          <table:table-cell table:style-name="ce7" office:value-type="string" calcext:value-type="string">
            <text:p>52.0644444,-7.848888888888888</text:p>
          </table:table-cell>
          <table:table-cell table:style-name="ce7" office:value-type="string" calcext:value-type="string">
            <text:p>266,267,268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50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voony Ogham Stones</text:p>
          </table:table-cell>
          <table:table-cell table:style-name="ce3" table:formula="of:=[.C46]&amp;&quot; (CIIC &quot;&amp;[.G46]&amp;&quot;)&quot;" office:value-type="string" office:string-value="Ballyvoony Ogham Stones (CIIC 270,271)" calcext:value-type="string">
            <text:p>Ballyvoony Ogham Stones (CIIC 270,271)</text:p>
          </table:table-cell>
          <table:table-cell table:style-name="ce3" office:value-type="string" calcext:value-type="string">
            <text:p>Q85396847</text:p>
          </table:table-cell>
          <table:table-cell table:style-name="ce7" office:value-type="string" calcext:value-type="string">
            <text:p>52.1333333,-7.439166666666667</text:p>
          </table:table-cell>
          <table:table-cell table:style-name="ce7" office:value-type="float" office:value="270.271" calcext:value-type="float">
            <text:p>270,27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rumlohan Ogham Stones</text:p>
          </table:table-cell>
          <table:table-cell table:style-name="ce3" table:formula="of:=[.C47]&amp;&quot; (CIIC &quot;&amp;[.G47]&amp;&quot;)&quot;" office:value-type="string" office:string-value="Drumlohan Ogham Stones (CIIC 272,273,274,275,276,277,278,279,280,281)" calcext:value-type="string">
            <text:p>Drumlohan Ogham Stones (CIIC 272,273,274,275,276,277,278,279,280,281)</text:p>
          </table:table-cell>
          <table:table-cell table:style-name="ce3" office:value-type="string" calcext:value-type="string">
            <text:p>Q85396849</text:p>
          </table:table-cell>
          <table:table-cell table:style-name="ce7" office:value-type="string" calcext:value-type="string">
            <text:p>52.1630556,-7.468055555555556</text:p>
          </table:table-cell>
          <table:table-cell table:style-name="ce7" office:value-type="string" calcext:value-type="string">
            <text:p>272,273,274,275,276,277,278,279,280,28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arranmillon Ogham Stones</text:p>
          </table:table-cell>
          <table:table-cell table:style-name="ce3" table:formula="of:=[.C48]&amp;&quot; (CIIC &quot;&amp;[.G48]&amp;&quot;)&quot;" office:value-type="string" office:string-value="Garranmillon Ogham Stones (CIIC 283,284)" calcext:value-type="string">
            <text:p>Garranmillon Ogham Stones (CIIC 283,284)</text:p>
          </table:table-cell>
          <table:table-cell table:style-name="ce3" office:value-type="string" calcext:value-type="string">
            <text:p>Q85396944</text:p>
          </table:table-cell>
          <table:table-cell table:style-name="ce7" office:value-type="string" calcext:value-type="string">
            <text:p>52.1913889,-7.483333333333333</text:p>
          </table:table-cell>
          <table:table-cell table:style-name="ce7" office:value-type="float" office:value="283.284" calcext:value-type="float">
            <text:p>283,28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1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lgrovan Ogham Stones</text:p>
          </table:table-cell>
          <table:table-cell table:style-name="ce3" table:formula="of:=[.C49]&amp;&quot; (CIIC &quot;&amp;[.G49]&amp;&quot;)&quot;" office:value-type="string" office:string-value="Kilgrovan Ogham Stones (CIIC 286,287,288,289,290)" calcext:value-type="string">
            <text:p>Kilgrovan Ogham Stones (CIIC 286,287,288,289,290)</text:p>
          </table:table-cell>
          <table:table-cell table:style-name="ce3" office:value-type="string" calcext:value-type="string">
            <text:p>Q85396854</text:p>
          </table:table-cell>
          <table:table-cell table:style-name="ce7" office:value-type="string" calcext:value-type="string">
            <text:p>52.0905556,-7.549722222222222</text:p>
          </table:table-cell>
          <table:table-cell table:style-name="ce7" office:value-type="string" calcext:value-type="string">
            <text:p>286,287,288,289,29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1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nockboy Ogham Stones</text:p>
          </table:table-cell>
          <table:table-cell table:style-name="ce3" table:formula="of:=[.C50]&amp;&quot; (CIIC &quot;&amp;[.G50]&amp;&quot;)&quot;" office:value-type="string" office:string-value="Knockboy Ogham Stones (CIIC 292,293,294,295,296,297,298,299)" calcext:value-type="string">
            <text:p>Knockboy Ogham Stones (CIIC 292,293,294,295,296,297,298,299)</text:p>
          </table:table-cell>
          <table:table-cell table:style-name="ce3" office:value-type="string" calcext:value-type="string">
            <text:p>Q85396914</text:p>
          </table:table-cell>
          <table:table-cell table:style-name="ce7" office:value-type="string" calcext:value-type="string">
            <text:p>52.1113889,-7.6</text:p>
          </table:table-cell>
          <table:table-cell table:style-name="ce7" office:value-type="string" calcext:value-type="string">
            <text:p>292,293,294,295,296,297,298,299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9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Windgap or Ardmore Ogham Stones</text:p>
          </table:table-cell>
          <table:table-cell table:style-name="ce3" table:formula="of:=[.C51]&amp;&quot; (CIIC &quot;&amp;[.G51]&amp;&quot;)&quot;" office:value-type="string" office:string-value="Windgap or Ardmore Ogham Stones (CIIC 307,308)" calcext:value-type="string">
            <text:p>Windgap or Ardmore Ogham Stones (CIIC 307,308)</text:p>
          </table:table-cell>
          <table:table-cell table:style-name="ce3" office:value-type="string" calcext:value-type="string">
            <text:p>Q85396919</text:p>
          </table:table-cell>
          <table:table-cell table:style-name="ce7" office:value-type="string" calcext:value-type="string">
            <text:p>52.3419444,-7.487777777777778</text:p>
          </table:table-cell>
          <table:table-cell table:style-name="ce7" office:value-type="float" office:value="307.308" calcext:value-type="float">
            <text:p>307,308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1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arncome Ogham Stones</text:p>
          </table:table-cell>
          <table:table-cell table:style-name="ce3" table:formula="of:=[.C52]&amp;&quot; (CIIC &quot;&amp;[.G52]&amp;&quot;)&quot;" office:value-type="string" office:string-value="Carncome Ogham Stones (CIIC 309,31)" calcext:value-type="string">
            <text:p>Carncome Ogham Stones (CIIC 309,31)</text:p>
          </table:table-cell>
          <table:table-cell table:style-name="ce3" office:value-type="string" calcext:value-type="string">
            <text:p>Q85392806</text:p>
          </table:table-cell>
          <table:table-cell table:style-name="ce7" office:value-type="string" calcext:value-type="string">
            <text:p>54.8030556,-6.183333333333334</text:p>
          </table:table-cell>
          <table:table-cell table:style-name="ce7" office:value-type="float" office:value="309.31" calcext:value-type="float">
            <text:p>309,31</text:p>
          </table:table-cell>
          <table:table-cell table:style-name="ce3" table:number-columns-repeated="13"/>
          <table:table-cell table:number-columns-repeated="1001"/>
        </table:table-row>
        <table:table-row table:style-name="ro1" table:number-rows-repeated="943">
          <table:table-cell table:style-name="ce3" table:number-columns-repeated="5"/>
          <table:table-cell table:style-name="ce7" table:number-columns-repeated="2"/>
          <table:table-cell table:style-name="ce3" table:number-columns-repeated="13"/>
          <table:table-cell table:number-columns-repeated="1001"/>
        </table:table-row>
        <table:table-row table:style-name="ro2" table:number-rows-repeated="104758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existing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3" office:value-type="string" calcext:value-type="string">
            <text:p>lang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276_location</text:p>
          </table:table-cell>
          <table:table-cell table:style-name="ce7" office:value-type="string" calcext:value-type="string">
            <text:p>P625_coord</text:p>
          </table:table-cell>
          <table:table-cell table:style-name="ce7" office:value-type="string" calcext:value-type="string">
            <text:p>ciic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8798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Ogham Stones w/o collection reference</text:p>
          </table:table-cell>
          <table:table-cell table:style-name="ce3" office:value-type="string" calcext:value-type="string">
            <text:p>Ogam Stones without collection reference</text:p>
          </table:table-cell>
          <table:table-cell table:style-name="ce5"/>
          <table:table-cell table:style-name="ce8"/>
          <table:table-cell table:style-name="ce7"/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7947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Stone Corridor University College Cork</text:p>
          </table:table-cell>
          <table:table-cell table:style-name="ce3" office:value-type="string" calcext:value-type="string">
            <text:p>Stone Corridor at University College Cork</text:p>
          </table:table-cell>
          <table:table-cell table:style-name="ce3" office:value-type="string" calcext:value-type="string">
            <text:p>Q1574185</text:p>
          </table:table-cell>
          <table:table-cell table:style-name="ce7" office:value-type="string" calcext:value-type="string">
            <text:p>51.893736,-8.492475</text:p>
          </table:table-cell>
          <table:table-cell table:style-name="ce7"/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8790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aqueeny Ogham Stones</text:p>
          </table:table-cell>
          <table:table-cell table:style-name="ce3" table:formula="of:=[.C4]&amp;&quot; (CIIC &quot;&amp;[.G4]&amp;&quot;)&quot;" office:value-type="string" office:string-value="Ballaqueeny Ogham Stones (CIIC 503,504)" calcext:value-type="string">
            <text:p>Ballaqueeny Ogham Stones (CIIC 503,504)</text:p>
          </table:table-cell>
          <table:table-cell table:style-name="ce3" office:value-type="string" calcext:value-type="string">
            <text:p>Q69387717</text:p>
          </table:table-cell>
          <table:table-cell table:style-name="ce7" office:value-type="string" calcext:value-type="string">
            <text:p>54.075501,-4.739661</text:p>
          </table:table-cell>
          <table:table-cell table:style-name="ce7" office:value-type="float" office:value="503.504" calcext:value-type="float">
            <text:p>503,50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8337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nockshanawee Ogham Stones</text:p>
          </table:table-cell>
          <table:table-cell table:style-name="ce3" table:formula="of:=[.C5]&amp;&quot; (CIIC &quot;&amp;[.G5]&amp;&quot;)&quot;" office:value-type="string" office:string-value="Knockshanawee Ogham Stones (CIIC 112,113,114,115,116,117)" calcext:value-type="string">
            <text:p>Knockshanawee Ogham Stones (CIIC 112,113,114,115,116,117)</text:p>
          </table:table-cell>
          <table:table-cell table:style-name="ce3" office:value-type="string" calcext:value-type="string">
            <text:p>Q69383268</text:p>
          </table:table-cell>
          <table:table-cell table:style-name="ce7" office:value-type="string" calcext:value-type="string">
            <text:p>51.8680556,-8.794722222222221</text:p>
          </table:table-cell>
          <table:table-cell table:style-name="ce7" office:value-type="string" calcext:value-type="string">
            <text:p>112,113,114,115,116,11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79810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olmagort Ogham Stones</text:p>
          </table:table-cell>
          <table:table-cell table:style-name="ce3" table:formula="of:=[.C6]&amp;&quot; (CIIC &quot;&amp;[.G6]&amp;&quot;)&quot;" office:value-type="string" office:string-value="Coolmagort Ogham Stones (CIIC 197,198,199,200,201,202,203)" calcext:value-type="string">
            <text:p>Coolmagort Ogham Stones (CIIC 197,198,199,200,201,202,203)</text:p>
          </table:table-cell>
          <table:table-cell table:style-name="ce3" office:value-type="string" calcext:value-type="string">
            <text:p>Q69379704</text:p>
          </table:table-cell>
          <table:table-cell table:style-name="ce7" office:value-type="string" calcext:value-type="string">
            <text:p>52.0611111,-9.642777777777777</text:p>
          </table:table-cell>
          <table:table-cell table:style-name="ce7" office:value-type="string" calcext:value-type="string">
            <text:p>197,198,199,200,201,202,20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6937960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inrannig Ogham Stones</text:p>
          </table:table-cell>
          <table:table-cell table:style-name="ce3" table:formula="of:=[.C7]&amp;&quot; (CIIC &quot;&amp;[.G7]&amp;&quot;)&quot;" office:value-type="string" office:string-value="Ballinrannig Ogham Stones (CIIC 148,149,150,151,152,153,154)" calcext:value-type="string">
            <text:p>Ballinrannig Ogham Stones (CIIC 148,149,150,151,152,153,154)</text:p>
          </table:table-cell>
          <table:table-cell table:style-name="ce3" office:value-type="string" calcext:value-type="string">
            <text:p>Q85394310</text:p>
          </table:table-cell>
          <table:table-cell table:style-name="ce7" office:value-type="string" calcext:value-type="string">
            <text:p>52.1761111,-10.386111111111111</text:p>
          </table:table-cell>
          <table:table-cell table:style-name="ce7" office:value-type="string" calcext:value-type="string">
            <text:p>148,149,150,151,152,153,15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Q7200630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reenhill Ogham Stones</text:p>
          </table:table-cell>
          <table:table-cell table:style-name="ce3" table:formula="of:=[.C8]&amp;&quot; (CIIC &quot;&amp;[.G8]&amp;&quot;)&quot;" office:value-type="string" office:string-value="Greenhill Ogham Stones (CIIC 57,58)" calcext:value-type="string">
            <text:p>Greenhill Ogham Stones (CIIC 57,58)</text:p>
          </table:table-cell>
          <table:table-cell table:style-name="ce3" office:value-type="string" calcext:value-type="string">
            <text:p>Q72006007</text:p>
          </table:table-cell>
          <table:table-cell table:style-name="ce7" office:value-type="string" calcext:value-type="string">
            <text:p>52.0811111,-8.601944444444444</text:p>
          </table:table-cell>
          <table:table-cell table:style-name="ce7" office:value-type="float" office:value="57.58" calcext:value-type="float">
            <text:p>57,58</text:p>
          </table:table-cell>
          <table:table-cell table:style-name="ce3" table:number-columns-repeated="13"/>
          <table:table-cell table:number-columns-repeated="1001"/>
        </table:table-row>
        <table:table-row table:style-name="ro1" table:number-rows-repeated="943">
          <table:table-cell table:style-name="ce3" table:number-columns-repeated="5"/>
          <table:table-cell table:style-name="ce7" table:number-columns-repeated="2"/>
          <table:table-cell table:style-name="ce3" table:number-columns-repeated="13"/>
          <table:table-cell table:number-columns-repeated="1001"/>
        </table:table-row>
        <table:table-row table:style-name="ro2" table:number-rows-repeated="1047581">
          <table:table-cell table:number-columns-repeated="1021"/>
        </table:table-row>
        <table:table-row table:style-name="ro3" table:number-rows-repeated="4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new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3" office:value-type="string" calcext:value-type="string">
            <text:p>lang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276_location</text:p>
          </table:table-cell>
          <table:table-cell table:style-name="ce7" office:value-type="string" calcext:value-type="string">
            <text:p>P625_coord</text:p>
          </table:table-cell>
          <table:table-cell table:style-name="ce7" office:value-type="string" calcext:value-type="string">
            <text:p>ciic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Toberrory Ogham Stones</text:p>
          </table:table-cell>
          <table:table-cell table:style-name="ce3" table:formula="of:=[.C2]&amp;&quot; (CIIC &quot;&amp;[.G2]&amp;&quot;)&quot;" office:value-type="string" office:string-value="Toberrory Ogham Stones (CIIC 12,13)" calcext:value-type="string">
            <text:p>Toberrory Ogham Stones (CIIC 12,13)</text:p>
          </table:table-cell>
          <table:table-cell table:style-name="ce6" office:value-type="string" calcext:value-type="string">
            <text:p>Q85390711</text:p>
          </table:table-cell>
          <table:table-cell table:style-name="ce7" office:value-type="string" calcext:value-type="string">
            <text:p>53.8075,-8.297777777777778</text:p>
          </table:table-cell>
          <table:table-cell table:style-name="ce7" office:value-type="float" office:value="12.13" calcext:value-type="float">
            <text:p>12,1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2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lbinstown Ogham Stones</text:p>
          </table:table-cell>
          <table:table-cell table:style-name="ce3" table:formula="of:=[.C3]&amp;&quot; (CIIC &quot;&amp;[.G3]&amp;&quot;)&quot;" office:value-type="string" office:string-value="Colbinstown Ogham Stones (CIIC 19,20,21,22,23,24,25)" calcext:value-type="string">
            <text:p>Colbinstown Ogham Stones (CIIC 19,20,21,22,23,24,25)</text:p>
          </table:table-cell>
          <table:table-cell table:style-name="ce3" office:value-type="string" calcext:value-type="string">
            <text:p>Q85391762</text:p>
          </table:table-cell>
          <table:table-cell table:style-name="ce7" office:value-type="string" calcext:value-type="string">
            <text:p>53.0311111,-6.756388888888889</text:p>
          </table:table-cell>
          <table:table-cell table:style-name="ce7" office:value-type="string" calcext:value-type="string">
            <text:p>19,20,21,22,23,24,2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unbell Big Ogham Stones</text:p>
          </table:table-cell>
          <table:table-cell table:style-name="ce3" table:formula="of:=[.C4]&amp;&quot; (CIIC &quot;&amp;[.G4]&amp;&quot;)&quot;" office:value-type="string" office:string-value="Dunbell Big Ogham Stones (CIIC 29,30)" calcext:value-type="string">
            <text:p>Dunbell Big Ogham Stones (CIIC 29,30)</text:p>
          </table:table-cell>
          <table:table-cell table:style-name="ce3" office:value-type="string" calcext:value-type="string">
            <text:p>Q85391719</text:p>
          </table:table-cell>
          <table:table-cell table:style-name="ce7" office:value-type="string" calcext:value-type="string">
            <text:p>52.6177778,-7.1722222222222225</text:p>
          </table:table-cell>
          <table:table-cell table:style-name="ce7" office:value-type="string" calcext:value-type="string">
            <text:p>29,3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52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Lamoge Ogham Stones</text:p>
          </table:table-cell>
          <table:table-cell table:style-name="ce3" table:formula="of:=[.C5]&amp;&quot; (CIIC &quot;&amp;[.G5]&amp;&quot;)&quot;" office:value-type="string" office:string-value="Lamoge Ogham Stones (CIIC 36,37)" calcext:value-type="string">
            <text:p>Lamoge Ogham Stones (CIIC 36,37)</text:p>
          </table:table-cell>
          <table:table-cell table:style-name="ce3" office:value-type="string" calcext:value-type="string">
            <text:p>Q85391666</text:p>
          </table:table-cell>
          <table:table-cell table:style-name="ce7" office:value-type="string" calcext:value-type="string">
            <text:p>52.4438889,-7.360833333333333</text:p>
          </table:table-cell>
          <table:table-cell table:style-name="ce7" office:value-type="float" office:value="36.37" calcext:value-type="float">
            <text:p>36,3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5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nabortagh Ogham Stones</text:p>
          </table:table-cell>
          <table:table-cell table:style-name="ce3" table:formula="of:=[.C6]&amp;&quot; (CIIC &quot;&amp;[.G6]&amp;&quot;)&quot;" office:value-type="string" office:string-value="Ballynabortagh Ogham Stones (CIIC 59,60)" calcext:value-type="string">
            <text:p>Ballynabortagh Ogham Stones (CIIC 59,60)</text:p>
          </table:table-cell>
          <table:table-cell table:style-name="ce3" office:value-type="string" calcext:value-type="string">
            <text:p>Q85393914</text:p>
          </table:table-cell>
          <table:table-cell table:style-name="ce7" office:value-type="string" calcext:value-type="string">
            <text:p>52.0102778,-8.453333333333333</text:p>
          </table:table-cell>
          <table:table-cell table:style-name="ce7" office:value-type="string" calcext:value-type="string">
            <text:p>59,6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6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lenawillin Ogham Stones</text:p>
          </table:table-cell>
          <table:table-cell table:style-name="ce3" table:formula="of:=[.C7]&amp;&quot; (CIIC &quot;&amp;[.G7]&amp;&quot;)&quot;" office:value-type="string" office:string-value="Glenawillin Ogham Stones (CIIC 63,64)" calcext:value-type="string">
            <text:p>Glenawillin Ogham Stones (CIIC 63,64)</text:p>
          </table:table-cell>
          <table:table-cell table:style-name="ce3" office:value-type="string" calcext:value-type="string">
            <text:p>Q85393995</text:p>
          </table:table-cell>
          <table:table-cell table:style-name="ce7" office:value-type="string" calcext:value-type="string">
            <text:p>51.9694444,-8.175555555555555</text:p>
          </table:table-cell>
          <table:table-cell table:style-name="ce7" office:value-type="float" office:value="63.64" calcext:value-type="float">
            <text:p>63,6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5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halisky Ogham Stones</text:p>
          </table:table-cell>
          <table:table-cell table:style-name="ce3" table:formula="of:=[.C8]&amp;&quot; (CIIC &quot;&amp;[.G8]&amp;&quot;)&quot;" office:value-type="string" office:string-value="Ahalisky Ogham Stones (CIIC 69,70,71)" calcext:value-type="string">
            <text:p>Ahalisky Ogham Stones (CIIC 69,70,71)</text:p>
          </table:table-cell>
          <table:table-cell table:style-name="ce3" office:value-type="string" calcext:value-type="string">
            <text:p>Q85394002</text:p>
          </table:table-cell>
          <table:table-cell table:style-name="ce7" office:value-type="string" calcext:value-type="string">
            <text:p>51.6788889,-8.846944444444444</text:p>
          </table:table-cell>
          <table:table-cell table:style-name="ce7" office:value-type="string" calcext:value-type="string">
            <text:p>69,70,7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9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arhoovauler Ogham Stones</text:p>
          </table:table-cell>
          <table:table-cell table:style-name="ce3" table:formula="of:=[.C9]&amp;&quot; (CIIC &quot;&amp;[.G9]&amp;&quot;)&quot;" office:value-type="string" office:string-value="Carhoovauler Ogham Stones (CIIC 73,74)" calcext:value-type="string">
            <text:p>Carhoovauler Ogham Stones (CIIC 73,74)</text:p>
          </table:table-cell>
          <table:table-cell table:style-name="ce3" office:value-type="string" calcext:value-type="string">
            <text:p>Q85393926</text:p>
          </table:table-cell>
          <table:table-cell table:style-name="ce7" office:value-type="string" calcext:value-type="string">
            <text:p>51.6883333,-8.95611111111111</text:p>
          </table:table-cell>
          <table:table-cell table:style-name="ce7" office:value-type="float" office:value="73.74" calcext:value-type="float">
            <text:p>73,7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62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athcanning Ogham Stones</text:p>
          </table:table-cell>
          <table:table-cell table:style-name="ce3" table:formula="of:=[.C10]&amp;&quot; (CIIC &quot;&amp;[.G10]&amp;&quot;)&quot;" office:value-type="string" office:string-value="Rathcanning Ogham Stones (CIIC 79,80)" calcext:value-type="string">
            <text:p>Rathcanning Ogham Stones (CIIC 79,80)</text:p>
          </table:table-cell>
          <table:table-cell table:style-name="ce3" office:value-type="string" calcext:value-type="string">
            <text:p>Q85393934</text:p>
          </table:table-cell>
          <table:table-cell table:style-name="ce7" office:value-type="string" calcext:value-type="string">
            <text:p>51.9772222,-8.075555555555555</text:p>
          </table:table-cell>
          <table:table-cell table:style-name="ce7" office:value-type="string" calcext:value-type="string">
            <text:p>79,8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6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knock Ogham Stones</text:p>
          </table:table-cell>
          <table:table-cell table:style-name="ce3" table:formula="of:=[.C11]&amp;&quot; (CIIC &quot;&amp;[.G11]&amp;&quot;)&quot;" office:value-type="string" office:string-value="Ballyknock Ogham Stones (CIIC 82,83,84,85,86,87,88,89,90,91,92,93,94,95,96)" calcext:value-type="string">
            <text:p>Ballyknock Ogham Stones (CIIC 82,83,84,85,86,87,88,89,90,91,92,93,94,95,96)</text:p>
          </table:table-cell>
          <table:table-cell table:style-name="ce3" office:value-type="string" calcext:value-type="string">
            <text:p>Q85394270</text:p>
          </table:table-cell>
          <table:table-cell table:style-name="ce7" office:value-type="string" calcext:value-type="string">
            <text:p>52.0269444,-8.071111111111112</text:p>
          </table:table-cell>
          <table:table-cell table:style-name="ce7" office:value-type="string" calcext:value-type="string">
            <text:p>82,83,84,85,86,87,88,89,90,91,92,93,94,95,9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3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hank Ogham Stones</text:p>
          </table:table-cell>
          <table:table-cell table:style-name="ce3" table:formula="of:=[.C12]&amp;&quot; (CIIC &quot;&amp;[.G12]&amp;&quot;)&quot;" office:value-type="string" office:string-value="Ballyhank Ogham Stones (CIIC 97,98,99,100,101,102)" calcext:value-type="string">
            <text:p>Ballyhank Ogham Stones (CIIC 97,98,99,100,101,102)</text:p>
          </table:table-cell>
          <table:table-cell table:style-name="ce3" office:value-type="string" calcext:value-type="string">
            <text:p>Q85394010</text:p>
          </table:table-cell>
          <table:table-cell table:style-name="ce7" office:value-type="string" calcext:value-type="string">
            <text:p>51.8386111,-8.608333333333333</text:p>
          </table:table-cell>
          <table:table-cell table:style-name="ce7" office:value-type="string" calcext:value-type="string">
            <text:p>97,98,99,100,101,102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6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olineagh Ogham Stones</text:p>
          </table:table-cell>
          <table:table-cell table:style-name="ce3" table:formula="of:=[.C13]&amp;&quot; (CIIC &quot;&amp;[.G13]&amp;&quot;)&quot;" office:value-type="string" office:string-value="Coolineagh Ogham Stones (CIIC 104,105)" calcext:value-type="string">
            <text:p>Coolineagh Ogham Stones (CIIC 104,105)</text:p>
          </table:table-cell>
          <table:table-cell table:style-name="ce3" office:value-type="string" calcext:value-type="string">
            <text:p>Q85394077</text:p>
          </table:table-cell>
          <table:table-cell table:style-name="ce7" office:value-type="string" calcext:value-type="string">
            <text:p>51.9558333,-8.823888888888888</text:p>
          </table:table-cell>
          <table:table-cell table:style-name="ce7" office:value-type="float" office:value="104.105" calcext:value-type="float">
            <text:p>104,10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36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nockrour Ogham Stones</text:p>
          </table:table-cell>
          <table:table-cell table:style-name="ce3" table:formula="of:=[.C14]&amp;&quot; (CIIC &quot;&amp;[.G14]&amp;&quot;)&quot;" office:value-type="string" office:string-value="Knockrour Ogham Stones (CIIC 110,111)" calcext:value-type="string">
            <text:p>Knockrour Ogham Stones (CIIC 110,111)</text:p>
          </table:table-cell>
          <table:table-cell table:style-name="ce3" office:value-type="string" calcext:value-type="string">
            <text:p>Q85393940</text:p>
          </table:table-cell>
          <table:table-cell table:style-name="ce7" office:value-type="string" calcext:value-type="string">
            <text:p>51.9575,-8.83888888888889</text:p>
          </table:table-cell>
          <table:table-cell table:style-name="ce7" office:value-type="float" office:value="110.111" calcext:value-type="float">
            <text:p>110,11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3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Monataggart Ogham Stones</text:p>
          </table:table-cell>
          <table:table-cell table:style-name="ce3" table:formula="of:=[.C15]&amp;&quot; (CIIC &quot;&amp;[.G15]&amp;&quot;)&quot;" office:value-type="string" office:string-value="Monataggart Ogham Stones (CIIC 118,119,120,121)" calcext:value-type="string">
            <text:p>Monataggart Ogham Stones (CIIC 118,119,120,121)</text:p>
          </table:table-cell>
          <table:table-cell table:style-name="ce3" office:value-type="string" calcext:value-type="string">
            <text:p>Q85394081</text:p>
          </table:table-cell>
          <table:table-cell table:style-name="ce7" office:value-type="string" calcext:value-type="string">
            <text:p>51.9744444,-8.779444444444445</text:p>
          </table:table-cell>
          <table:table-cell table:style-name="ce7" office:value-type="string" calcext:value-type="string">
            <text:p>118,119,120,12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4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Mountrivers Ogham Stones</text:p>
          </table:table-cell>
          <table:table-cell table:style-name="ce3" table:formula="of:=[.C16]&amp;&quot; (CIIC &quot;&amp;[.G16]&amp;&quot;)&quot;" office:value-type="string" office:string-value="Mountrivers Ogham Stones (CIIC 122,123)" calcext:value-type="string">
            <text:p>Mountrivers Ogham Stones (CIIC 122,123)</text:p>
          </table:table-cell>
          <table:table-cell table:style-name="ce3" office:value-type="string" calcext:value-type="string">
            <text:p>Q85394114</text:p>
          </table:table-cell>
          <table:table-cell table:style-name="ce7" office:value-type="string" calcext:value-type="string">
            <text:p>51.9708333,-8.829444444444444</text:p>
          </table:table-cell>
          <table:table-cell table:style-name="ce7" office:value-type="float" office:value="122.123" calcext:value-type="float">
            <text:p>122,12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4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ooves More Ogham Stones</text:p>
          </table:table-cell>
          <table:table-cell table:style-name="ce3" table:formula="of:=[.C17]&amp;&quot; (CIIC &quot;&amp;[.G17]&amp;&quot;)&quot;" office:value-type="string" office:string-value="Rooves More Ogham Stones (CIIC 124,125,126)" calcext:value-type="string">
            <text:p>Rooves More Ogham Stones (CIIC 124,125,126)</text:p>
          </table:table-cell>
          <table:table-cell table:style-name="ce3" office:value-type="string" calcext:value-type="string">
            <text:p>Q85394017</text:p>
          </table:table-cell>
          <table:table-cell table:style-name="ce7" office:value-type="string" calcext:value-type="string">
            <text:p>51.8866667,-8.784166666666666</text:p>
          </table:table-cell>
          <table:table-cell table:style-name="ce7" office:value-type="string" calcext:value-type="string">
            <text:p>124,125,12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7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lebe / Shanacloon Ogham Stones</text:p>
          </table:table-cell>
          <table:table-cell table:style-name="ce3" table:formula="of:=[.C18]&amp;&quot; (CIIC &quot;&amp;[.G18]&amp;&quot;)&quot;" office:value-type="string" office:string-value="Glebe / Shanacloon Ogham Stones (CIIC 131,132,133)" calcext:value-type="string">
            <text:p>Glebe / Shanacloon Ogham Stones (CIIC 131,132,133)</text:p>
          </table:table-cell>
          <table:table-cell table:style-name="ce3" office:value-type="string" calcext:value-type="string">
            <text:p>Q85394021</text:p>
          </table:table-cell>
          <table:table-cell table:style-name="ce7" office:value-type="string" calcext:value-type="string">
            <text:p>51.8494444, -9.115</text:p>
          </table:table-cell>
          <table:table-cell table:style-name="ce7" office:value-type="string" calcext:value-type="string">
            <text:p>131,132,13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50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ghacarrible Ogham Stones</text:p>
          </table:table-cell>
          <table:table-cell table:style-name="ce3" table:formula="of:=[.C19]&amp;&quot; (CIIC &quot;&amp;[.G19]&amp;&quot;)&quot;" office:value-type="string" office:string-value="Aghacarrible Ogham Stones (CIIC 138,139,140)" calcext:value-type="string">
            <text:p>Aghacarrible Ogham Stones (CIIC 138,139,140)</text:p>
          </table:table-cell>
          <table:table-cell table:style-name="ce3" office:value-type="string" calcext:value-type="string">
            <text:p>Q85393952</text:p>
          </table:table-cell>
          <table:table-cell table:style-name="ce7" office:value-type="string" calcext:value-type="string">
            <text:p>52.1294444,-10.17611111111111</text:p>
          </table:table-cell>
          <table:table-cell table:style-name="ce7" office:value-type="string" calcext:value-type="string">
            <text:p>138,139,14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7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glish Ogham Stones</text:p>
          </table:table-cell>
          <table:table-cell table:style-name="ce3" table:formula="of:=[.C20]&amp;&quot; (CIIC &quot;&amp;[.G20]&amp;&quot;)&quot;" office:value-type="string" office:string-value="Aglish Ogham Stones (CIIC 141,142)" calcext:value-type="string">
            <text:p>Aglish Ogham Stones (CIIC 141,142)</text:p>
          </table:table-cell>
          <table:table-cell table:style-name="ce3" office:value-type="string" calcext:value-type="string">
            <text:p>Q85393955</text:p>
          </table:table-cell>
          <table:table-cell table:style-name="ce7" office:value-type="string" calcext:value-type="string">
            <text:p>52.1330556,-10.138055555555555</text:p>
          </table:table-cell>
          <table:table-cell table:style-name="ce7" office:value-type="float" office:value="141.142" calcext:value-type="float">
            <text:p>141,142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7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ile an tSagairt Ogham Stones</text:p>
          </table:table-cell>
          <table:table-cell table:style-name="ce3" table:formula="of:=[.C21]&amp;&quot; (CIIC &quot;&amp;[.G21]&amp;&quot;)&quot;" office:value-type="string" office:string-value="Baile an tSagairt Ogham Stones (CIIC 155,156,157,158,159,160,161,162,163)" calcext:value-type="string">
            <text:p>Baile an tSagairt Ogham Stones (CIIC 155,156,157,158,159,160,161,162,163)</text:p>
          </table:table-cell>
          <table:table-cell table:style-name="ce3" office:value-type="string" calcext:value-type="string">
            <text:p>Q85393964</text:p>
          </table:table-cell>
          <table:table-cell table:style-name="ce7" office:value-type="string" calcext:value-type="string">
            <text:p>52.1725,-10.031111111111112</text:p>
          </table:table-cell>
          <table:table-cell table:style-name="ce7" office:value-type="string" calcext:value-type="string">
            <text:p>155,156,157,158,159,160,161,162,16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0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intermon Ogham Stones</text:p>
          </table:table-cell>
          <table:table-cell table:style-name="ce3" table:formula="of:=[.C22]&amp;&quot; (CIIC &quot;&amp;[.G22]&amp;&quot;)&quot;" office:value-type="string" office:string-value="Ballintermon Ogham Stones (CIIC 164,165)" calcext:value-type="string">
            <text:p>Ballintermon Ogham Stones (CIIC 164,165)</text:p>
          </table:table-cell>
          <table:table-cell table:style-name="ce3" office:value-type="string" calcext:value-type="string">
            <text:p>Q85395620</text:p>
          </table:table-cell>
          <table:table-cell table:style-name="ce7" office:value-type="string" calcext:value-type="string">
            <text:p>52.1552778,-10.03138888888889</text:p>
          </table:table-cell>
          <table:table-cell table:style-name="ce7" office:value-type="float" office:value="164.165" calcext:value-type="float">
            <text:p>164,16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4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andreen Ogham Stones</text:p>
          </table:table-cell>
          <table:table-cell table:style-name="ce3" table:formula="of:=[.C23]&amp;&quot; (CIIC &quot;&amp;[.G23]&amp;&quot;)&quot;" office:value-type="string" office:string-value="Ballyandreen Ogham Stones (CIIC 167,168)" calcext:value-type="string">
            <text:p>Ballyandreen Ogham Stones (CIIC 167,168)</text:p>
          </table:table-cell>
          <table:table-cell table:style-name="ce3" office:value-type="string" calcext:value-type="string">
            <text:p>Q85395515</text:p>
          </table:table-cell>
          <table:table-cell table:style-name="ce7" office:value-type="string" calcext:value-type="string">
            <text:p>52.1658333,-10.0375</text:p>
          </table:table-cell>
          <table:table-cell table:style-name="ce7" office:value-type="float" office:value="167.168" calcext:value-type="float">
            <text:p>167,168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6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amp Ogham Stones</text:p>
          </table:table-cell>
          <table:table-cell table:style-name="ce3" table:formula="of:=[.C24]&amp;&quot; (CIIC &quot;&amp;[.G24]&amp;&quot;)&quot;" office:value-type="string" office:string-value="Camp Ogham Stones (CIIC 176,177)" calcext:value-type="string">
            <text:p>Camp Ogham Stones (CIIC 176,177)</text:p>
          </table:table-cell>
          <table:table-cell table:style-name="ce3" office:value-type="string" calcext:value-type="string">
            <text:p>Q85395556</text:p>
          </table:table-cell>
          <table:table-cell table:style-name="ce7" office:value-type="string" calcext:value-type="string">
            <text:p>52.215,-9.910277777777779</text:p>
          </table:table-cell>
          <table:table-cell table:style-name="ce7" office:value-type="float" office:value="176.177" calcext:value-type="float">
            <text:p>176,17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nard East Ogham Stones</text:p>
          </table:table-cell>
          <table:table-cell table:style-name="ce3" table:formula="of:=[.C25]&amp;&quot; (CIIC &quot;&amp;[.G25]&amp;&quot;)&quot;" office:value-type="string" office:string-value="Kinard East Ogham Stones (CIIC 188,189)" calcext:value-type="string">
            <text:p>Kinard East Ogham Stones (CIIC 188,189)</text:p>
          </table:table-cell>
          <table:table-cell table:style-name="ce3" office:value-type="string" calcext:value-type="string">
            <text:p>Q85395530</text:p>
          </table:table-cell>
          <table:table-cell table:style-name="ce7" office:value-type="string" calcext:value-type="string">
            <text:p>52.1205556,-10.194444444444445</text:p>
          </table:table-cell>
          <table:table-cell table:style-name="ce7" office:value-type="float" office:value="188.189" calcext:value-type="float">
            <text:p>188,189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Lugnagappul Ogham Stones</text:p>
          </table:table-cell>
          <table:table-cell table:style-name="ce3" table:formula="of:=[.C26]&amp;&quot; (CIIC &quot;&amp;[.G26]&amp;&quot;)&quot;" office:value-type="string" office:string-value="Lugnagappul Ogham Stones (CIIC 190,191)" calcext:value-type="string">
            <text:p>Lugnagappul Ogham Stones (CIIC 190,191)</text:p>
          </table:table-cell>
          <table:table-cell table:style-name="ce3" office:value-type="string" calcext:value-type="string">
            <text:p>Q85395562</text:p>
          </table:table-cell>
          <table:table-cell table:style-name="ce7" office:value-type="string" calcext:value-type="string">
            <text:p>52.1358333,-10.124722222222223</text:p>
          </table:table-cell>
          <table:table-cell table:style-name="ce7" office:value-type="float" office:value="190.191" calcext:value-type="float">
            <text:p>190,19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8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athduff Ogham Stones</text:p>
          </table:table-cell>
          <table:table-cell table:style-name="ce3" table:formula="of:=[.C27]&amp;&quot; (CIIC &quot;&amp;[.G27]&amp;&quot;)&quot;" office:value-type="string" office:string-value="Rathduff Ogham Stones (CIIC 194,194A)" calcext:value-type="string">
            <text:p>Rathduff Ogham Stones (CIIC 194,194A)</text:p>
          </table:table-cell>
          <table:table-cell table:style-name="ce3" office:value-type="string" calcext:value-type="string">
            <text:p>Q85395627</text:p>
          </table:table-cell>
          <table:table-cell table:style-name="ce7" office:value-type="string" calcext:value-type="string">
            <text:p>52.1677778,-10.024444444444445</text:p>
          </table:table-cell>
          <table:table-cell table:style-name="ce7" office:value-type="string" calcext:value-type="string">
            <text:p>194,194A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athmalode / Loughor Ogham Stones</text:p>
          </table:table-cell>
          <table:table-cell table:style-name="ce3" table:formula="of:=[.C28]&amp;&quot; (CIIC &quot;&amp;[.G28]&amp;&quot;)&quot;" office:value-type="string" office:string-value="Rathmalode / Loughor Ogham Stones (CIIC 195,196)" calcext:value-type="string">
            <text:p>Rathmalode / Loughor Ogham Stones (CIIC 195,196)</text:p>
          </table:table-cell>
          <table:table-cell table:style-name="ce3" office:value-type="string" calcext:value-type="string">
            <text:p>Q85395567</text:p>
          </table:table-cell>
          <table:table-cell table:style-name="ce7" office:value-type="string" calcext:value-type="string">
            <text:p>52.1725,-9.990555555555554</text:p>
          </table:table-cell>
          <table:table-cell table:style-name="ce7" office:value-type="float" office:value="195.196" calcext:value-type="float">
            <text:p>195,19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70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lcoolaght East / Kilhullicaha Ogham Stones</text:p>
          </table:table-cell>
          <table:table-cell table:style-name="ce3" table:formula="of:=[.C29]&amp;&quot; (CIIC &quot;&amp;[.G29]&amp;&quot;)&quot;" office:value-type="string" office:string-value="Kilcoolaght East / Kilhullicaha Ogham Stones (CIIC 206,207,208,209,210,211,212,213)" calcext:value-type="string">
            <text:p>Kilcoolaght East / Kilhullicaha Ogham Stones (CIIC 206,207,208,209,210,211,212,213)</text:p>
          </table:table-cell>
          <table:table-cell table:style-name="ce3" office:value-type="string" calcext:value-type="string">
            <text:p>Q85395537</text:p>
          </table:table-cell>
          <table:table-cell table:style-name="ce7" office:value-type="string" calcext:value-type="string">
            <text:p>52.0719444,-9.747222222222222</text:p>
          </table:table-cell>
          <table:table-cell table:style-name="ce7" office:value-type="string" calcext:value-type="string">
            <text:p>206,207,208,209,210,211,212,213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Whitefield Ogham Stones</text:p>
          </table:table-cell>
          <table:table-cell table:style-name="ce3" table:formula="of:=[.C30]&amp;&quot; (CIIC &quot;&amp;[.G30]&amp;&quot;)&quot;" office:value-type="string" office:string-value="Whitefield Ogham Stones (CIIC 215,216,217,218,218A)" calcext:value-type="string">
            <text:p>Whitefield Ogham Stones (CIIC 215,216,217,218,218A)</text:p>
          </table:table-cell>
          <table:table-cell table:style-name="ce3" office:value-type="string" calcext:value-type="string">
            <text:p>Q85395539</text:p>
          </table:table-cell>
          <table:table-cell table:style-name="ce7" office:value-type="string" calcext:value-type="string">
            <text:p>52.0805556,-9.703055555555554</text:p>
          </table:table-cell>
          <table:table-cell table:style-name="ce7" office:value-type="string" calcext:value-type="string">
            <text:p>215,216,217,218,218A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ol East / Killeenadreena Ogham Stones</text:p>
          </table:table-cell>
          <table:table-cell table:style-name="ce3" table:formula="of:=[.C31]&amp;&quot; (CIIC &quot;&amp;[.G31]&amp;&quot;)&quot;" office:value-type="string" office:string-value="Cool East / Killeenadreena Ogham Stones (CIIC 231,232)" calcext:value-type="string">
            <text:p>Cool East / Killeenadreena Ogham Stones (CIIC 231,232)</text:p>
          </table:table-cell>
          <table:table-cell table:style-name="ce3" office:value-type="string" calcext:value-type="string">
            <text:p>Q85395579</text:p>
          </table:table-cell>
          <table:table-cell table:style-name="ce7" office:value-type="string" calcext:value-type="string">
            <text:p>51.9122222,-10.365555555555556</text:p>
          </table:table-cell>
          <table:table-cell table:style-name="ce7" office:value-type="float" office:value="231.232" calcext:value-type="float">
            <text:p>231,232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8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llurly Ogham Stones</text:p>
          </table:table-cell>
          <table:table-cell table:style-name="ce3" table:formula="of:=[.C32]&amp;&quot; (CIIC &quot;&amp;[.G32]&amp;&quot;)&quot;" office:value-type="string" office:string-value="Killurly Ogham Stones (CIIC 236,237)" calcext:value-type="string">
            <text:p>Killurly Ogham Stones (CIIC 236,237)</text:p>
          </table:table-cell>
          <table:table-cell table:style-name="ce3" office:value-type="string" calcext:value-type="string">
            <text:p>Q85395551</text:p>
          </table:table-cell>
          <table:table-cell table:style-name="ce7" office:value-type="string" calcext:value-type="string">
            <text:p>51.8433333,-10.301944444444445</text:p>
          </table:table-cell>
          <table:table-cell table:style-name="ce7" office:value-type="float" office:value="236.237" calcext:value-type="float">
            <text:p>236,237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Parkavonear Ogham Stones</text:p>
          </table:table-cell>
          <table:table-cell table:style-name="ce3" table:formula="of:=[.C33]&amp;&quot; (CIIC &quot;&amp;[.G33]&amp;&quot;)&quot;" office:value-type="string" office:string-value="Parkavonear Ogham Stones (CIIC 242,242A)" calcext:value-type="string">
            <text:p>Parkavonear Ogham Stones (CIIC 242,242A)</text:p>
          </table:table-cell>
          <table:table-cell table:style-name="ce3" office:value-type="string" calcext:value-type="string">
            <text:p>Q85396972</text:p>
          </table:table-cell>
          <table:table-cell table:style-name="ce7" office:value-type="string" calcext:value-type="string">
            <text:p>52.0777778,-9.558333333333334</text:p>
          </table:table-cell>
          <table:table-cell table:style-name="ce7" office:value-type="string" calcext:value-type="string">
            <text:p>242,242A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5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ockfield / Laharan Ogham Stones</text:p>
          </table:table-cell>
          <table:table-cell table:style-name="ce3" table:formula="of:=[.C34]&amp;&quot; (CIIC &quot;&amp;[.G34]&amp;&quot;)&quot;" office:value-type="string" office:string-value="Rockfield / Laharan Ogham Stones (CIIC 243,244,245,246)" calcext:value-type="string">
            <text:p>Rockfield / Laharan Ogham Stones (CIIC 243,244,245,246)</text:p>
          </table:table-cell>
          <table:table-cell table:style-name="ce3" office:value-type="string" calcext:value-type="string">
            <text:p>Q85396812</text:p>
          </table:table-cell>
          <table:table-cell table:style-name="ce7" office:value-type="string" calcext:value-type="string">
            <text:p>52.1288889,-9.631666666666668</text:p>
          </table:table-cell>
          <table:table-cell table:style-name="ce7" office:value-type="string" calcext:value-type="string">
            <text:p>243,244,245,24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39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rdcanaght Ogham Stones</text:p>
          </table:table-cell>
          <table:table-cell table:style-name="ce3" table:formula="of:=[.C35]&amp;&quot; (CIIC &quot;&amp;[.G35]&amp;&quot;)&quot;" office:value-type="string" office:string-value="Ardcanaght Ogham Stones (CIIC 246A,246B)" calcext:value-type="string">
            <text:p>Ardcanaght Ogham Stones (CIIC 246A,246B)</text:p>
          </table:table-cell>
          <table:table-cell table:style-name="ce3" office:value-type="string" calcext:value-type="string">
            <text:p>Q85396815</text:p>
          </table:table-cell>
          <table:table-cell table:style-name="ce7" office:value-type="string" calcext:value-type="string">
            <text:p>52.1655556,-9.73361111111111</text:p>
          </table:table-cell>
          <table:table-cell table:style-name="ce7" office:value-type="string" calcext:value-type="string">
            <text:p>246A,246B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5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Tinnahally Ogham Stones</text:p>
          </table:table-cell>
          <table:table-cell table:style-name="ce3" table:formula="of:=[.C36]&amp;&quot; (CIIC &quot;&amp;[.G36]&amp;&quot;)&quot;" office:value-type="string" office:string-value="Tinnahally Ogham Stones (CIIC 255,256)" calcext:value-type="string">
            <text:p>Tinnahally Ogham Stones (CIIC 255,256)</text:p>
          </table:table-cell>
          <table:table-cell table:style-name="ce3" office:value-type="string" calcext:value-type="string">
            <text:p>Q85396900</text:p>
          </table:table-cell>
          <table:table-cell table:style-name="ce7" office:value-type="string" calcext:value-type="string">
            <text:p>52.1247222,-9.7575</text:p>
          </table:table-cell>
          <table:table-cell table:style-name="ce7" office:value-type="float" office:value="255.256" calcext:value-type="float">
            <text:p>255,256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rdocheasty Ogham Stones</text:p>
          </table:table-cell>
          <table:table-cell table:style-name="ce3" table:formula="of:=[.C37]&amp;&quot; (CIIC &quot;&amp;[.G37]&amp;&quot;)&quot;" office:value-type="string" office:string-value="Ardocheasty Ogham Stones (CIIC 263,264,265)" calcext:value-type="string">
            <text:p>Ardocheasty Ogham Stones (CIIC 263,264,265)</text:p>
          </table:table-cell>
          <table:table-cell table:style-name="ce3" office:value-type="string" calcext:value-type="string">
            <text:p>Q85396905</text:p>
          </table:table-cell>
          <table:table-cell table:style-name="ce7" office:value-type="string" calcext:value-type="string">
            <text:p>51.9441667, -7.729166666666667</text:p>
          </table:table-cell>
          <table:table-cell table:style-name="ce7" office:value-type="string" calcext:value-type="string">
            <text:p>263,264,265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romore Ogham Stones</text:p>
          </table:table-cell>
          <table:table-cell table:style-name="ce3" table:formula="of:=[.C38]&amp;&quot; (CIIC &quot;&amp;[.G38]&amp;&quot;)&quot;" office:value-type="string" office:string-value="Dromore Ogham Stones (CIIC 266,267,268)" calcext:value-type="string">
            <text:p>Dromore Ogham Stones (CIIC 266,267,268)</text:p>
          </table:table-cell>
          <table:table-cell table:style-name="ce3" office:value-type="string" calcext:value-type="string">
            <text:p>Q85396907</text:p>
          </table:table-cell>
          <table:table-cell table:style-name="ce7" office:value-type="string" calcext:value-type="string">
            <text:p>52.0644444,-7.848888888888888</text:p>
          </table:table-cell>
          <table:table-cell table:style-name="ce7" office:value-type="string" calcext:value-type="string">
            <text:p>266,267,268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50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Ballyvoony Ogham Stones</text:p>
          </table:table-cell>
          <table:table-cell table:style-name="ce3" table:formula="of:=[.C39]&amp;&quot; (CIIC &quot;&amp;[.G39]&amp;&quot;)&quot;" office:value-type="string" office:string-value="Ballyvoony Ogham Stones (CIIC 270,271)" calcext:value-type="string">
            <text:p>Ballyvoony Ogham Stones (CIIC 270,271)</text:p>
          </table:table-cell>
          <table:table-cell table:style-name="ce3" office:value-type="string" calcext:value-type="string">
            <text:p>Q85396847</text:p>
          </table:table-cell>
          <table:table-cell table:style-name="ce7" office:value-type="string" calcext:value-type="string">
            <text:p>52.1333333,-7.439166666666667</text:p>
          </table:table-cell>
          <table:table-cell table:style-name="ce7" office:value-type="float" office:value="270.271" calcext:value-type="float">
            <text:p>270,27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rumlohan Ogham Stones</text:p>
          </table:table-cell>
          <table:table-cell table:style-name="ce3" table:formula="of:=[.C40]&amp;&quot; (CIIC &quot;&amp;[.G40]&amp;&quot;)&quot;" office:value-type="string" office:string-value="Drumlohan Ogham Stones (CIIC 272,273,274,275,276,277,278,279,280,281)" calcext:value-type="string">
            <text:p>Drumlohan Ogham Stones (CIIC 272,273,274,275,276,277,278,279,280,281)</text:p>
          </table:table-cell>
          <table:table-cell table:style-name="ce3" office:value-type="string" calcext:value-type="string">
            <text:p>Q85396849</text:p>
          </table:table-cell>
          <table:table-cell table:style-name="ce7" office:value-type="string" calcext:value-type="string">
            <text:p>52.1630556,-7.468055555555556</text:p>
          </table:table-cell>
          <table:table-cell table:style-name="ce7" office:value-type="string" calcext:value-type="string">
            <text:p>272,273,274,275,276,277,278,279,280,281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0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Garranmillon Ogham Stones</text:p>
          </table:table-cell>
          <table:table-cell table:style-name="ce3" table:formula="of:=[.C41]&amp;&quot; (CIIC &quot;&amp;[.G41]&amp;&quot;)&quot;" office:value-type="string" office:string-value="Garranmillon Ogham Stones (CIIC 283,284)" calcext:value-type="string">
            <text:p>Garranmillon Ogham Stones (CIIC 283,284)</text:p>
          </table:table-cell>
          <table:table-cell table:style-name="ce3" office:value-type="string" calcext:value-type="string">
            <text:p>Q85396944</text:p>
          </table:table-cell>
          <table:table-cell table:style-name="ce7" office:value-type="string" calcext:value-type="string">
            <text:p>52.1913889,-7.483333333333333</text:p>
          </table:table-cell>
          <table:table-cell table:style-name="ce7" office:value-type="float" office:value="283.284" calcext:value-type="float">
            <text:p>283,284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1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ilgrovan Ogham Stones</text:p>
          </table:table-cell>
          <table:table-cell table:style-name="ce3" table:formula="of:=[.C42]&amp;&quot; (CIIC &quot;&amp;[.G42]&amp;&quot;)&quot;" office:value-type="string" office:string-value="Kilgrovan Ogham Stones (CIIC 286,287,288,289,290)" calcext:value-type="string">
            <text:p>Kilgrovan Ogham Stones (CIIC 286,287,288,289,290)</text:p>
          </table:table-cell>
          <table:table-cell table:style-name="ce3" office:value-type="string" calcext:value-type="string">
            <text:p>Q85396854</text:p>
          </table:table-cell>
          <table:table-cell table:style-name="ce7" office:value-type="string" calcext:value-type="string">
            <text:p>52.0905556,-7.549722222222222</text:p>
          </table:table-cell>
          <table:table-cell table:style-name="ce7" office:value-type="string" calcext:value-type="string">
            <text:p>286,287,288,289,290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1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Knockboy Ogham Stones</text:p>
          </table:table-cell>
          <table:table-cell table:style-name="ce3" table:formula="of:=[.C43]&amp;&quot; (CIIC &quot;&amp;[.G43]&amp;&quot;)&quot;" office:value-type="string" office:string-value="Knockboy Ogham Stones (CIIC 292,293,294,295,296,297,298,299)" calcext:value-type="string">
            <text:p>Knockboy Ogham Stones (CIIC 292,293,294,295,296,297,298,299)</text:p>
          </table:table-cell>
          <table:table-cell table:style-name="ce3" office:value-type="string" calcext:value-type="string">
            <text:p>Q85396914</text:p>
          </table:table-cell>
          <table:table-cell table:style-name="ce7" office:value-type="string" calcext:value-type="string">
            <text:p>52.1113889,-7.6</text:p>
          </table:table-cell>
          <table:table-cell table:style-name="ce7" office:value-type="string" calcext:value-type="string">
            <text:p>292,293,294,295,296,297,298,299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9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Windgap or Ardmore Ogham Stones</text:p>
          </table:table-cell>
          <table:table-cell table:style-name="ce3" table:formula="of:=[.C44]&amp;&quot; (CIIC &quot;&amp;[.G44]&amp;&quot;)&quot;" office:value-type="string" office:string-value="Windgap or Ardmore Ogham Stones (CIIC 307,308)" calcext:value-type="string">
            <text:p>Windgap or Ardmore Ogham Stones (CIIC 307,308)</text:p>
          </table:table-cell>
          <table:table-cell table:style-name="ce3" office:value-type="string" calcext:value-type="string">
            <text:p>Q85396919</text:p>
          </table:table-cell>
          <table:table-cell table:style-name="ce7" office:value-type="string" calcext:value-type="string">
            <text:p>52.3419444,-7.487777777777778</text:p>
          </table:table-cell>
          <table:table-cell table:style-name="ce7" office:value-type="float" office:value="307.308" calcext:value-type="float">
            <text:p>307,308</text:p>
          </table:table-cell>
          <table:table-cell table:style-name="ce3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Q85402418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arncome Ogham Stones</text:p>
          </table:table-cell>
          <table:table-cell table:style-name="ce3" table:formula="of:=[.C45]&amp;&quot; (CIIC &quot;&amp;[.G45]&amp;&quot;)&quot;" office:value-type="string" office:string-value="Carncome Ogham Stones (CIIC 309,31)" calcext:value-type="string">
            <text:p>Carncome Ogham Stones (CIIC 309,31)</text:p>
          </table:table-cell>
          <table:table-cell table:style-name="ce3" office:value-type="string" calcext:value-type="string">
            <text:p>Q85392806</text:p>
          </table:table-cell>
          <table:table-cell table:style-name="ce7" office:value-type="string" calcext:value-type="string">
            <text:p>54.8030556,-6.183333333333334</text:p>
          </table:table-cell>
          <table:table-cell table:style-name="ce7" office:value-type="float" office:value="309.31" calcext:value-type="float">
            <text:p>309,31</text:p>
          </table:table-cell>
          <table:table-cell table:style-name="ce3" table:number-columns-repeated="13"/>
          <table:table-cell table:number-columns-repeated="1001"/>
        </table:table-row>
        <table:table-row table:style-name="ro1" table:number-rows-repeated="943">
          <table:table-cell table:style-name="ce3" table:number-columns-repeated="5"/>
          <table:table-cell table:style-name="ce7" table:number-columns-repeated="2"/>
          <table:table-cell table:style-name="ce3" table:number-columns-repeated="13"/>
          <table:table-cell table:number-columns-repeated="1001"/>
        </table:table-row>
        <table:table-row table:style-name="ro2" table:number-rows-repeated="1047581">
          <table:table-cell table:number-columns-repeated="1021"/>
        </table:table-row>
        <table:table-row table:style-name="ro3" table:number-rows-repeated="6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1:26:00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gamCollections" style:display-name="PageStyle_OgamColle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date>2020-02-17T11:50:29.613000000</dc:date>
    <meta:editing-duration>PT24M26S</meta:editing-duration>
    <meta:editing-cycles>5</meta:editing-cycles>
    <meta:document-statistic meta:table-count="3" meta:cell-count="727" meta:object-count="0"/>
  </office:meta>
</office:document-meta>
</file>